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545cm" fo:min-width="0.201cm"/>
    </style:style>
    <style:style style:name="gr3" style:family="graphic" style:parent-style-name="objectwithoutfill">
      <style:graphic-properties svg:stroke-color="#000000" draw:marker-start="" draw:marker-start-width="0.1cm" draw:marker-end="Arrow" draw:marker-end-width="0.15cm" draw:fill="none" draw:fill-color="#ffffff" draw:fill-image-width="0cm" draw:fill-image-height="0cm" draw:textarea-vertical-align="middle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-color="#ffffff" draw:fill-image-width="0cm" draw:fill-image-height="0cm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fill-image-width="0cm" draw:fill-image-height="0cm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ize="8pt" fo:font-style="italic" style:font-size-asian="18pt" style:font-style-asian="italic" style:font-size-complex="18pt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8pt" fo:font-style="italic" fo:font-weight="normal" style:font-size-asian="18pt" style:font-weight-asian="normal" style:font-size-complex="18pt" style:font-weight-complex="normal"/>
    </style:style>
    <style:style style:name="T4" style:family="text">
      <style:text-properties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ommon">
        <draw:custom-shape draw:style-name="gr1" draw:text-style-name="P1" draw:layer="layout" svg:width="3cm" svg:height="2cm" svg:x="25.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9cm" svg:x="26.7cm" svg:y="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25.7cm" svg:y1="5.5cm" svg:x2="28.5cm" svg:y2="5.5cm">
          <text:p/>
        </draw:line>
        <draw:custom-shape draw:style-name="gr4" draw:text-style-name="P1" xml:id="id12" draw:id="id12" draw:layer="layout" svg:width="3cm" svg:height="2cm" svg:x="11.4cm" svg:y="8cm">
          <text:p text:style-name="P3">Working Set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cm" svg:height="2cm" svg:x="6.4cm" svg:y="5.2cm">
          <text:p text:style-name="P3">PPState</text:p>
          <text:p text:style-name="P3"><text:span text:style-name="T1">seenCodeline</text:span></text:p>
          <text:p text:style-name="P3"><text:span text:style-name="T1">currentMacr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25.1cm" svg:y="6.4cm">
          <text:p text:style-name="P3">Context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3cm" svg:height="2cm" svg:x="17.3cm" svg:y="4.4cm">
          <text:p text:style-name="P3">TokenTab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1cm" svg:y="12cm">
          <text:p text:style-name="P3">Vocabula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25.2cm" svg:y="9.2cm">
          <text:p text:style-name="P3">SymbolTable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3cm" svg:height="2cm" svg:x="17.3cm" svg:y="7.2cm">
          <text:p text:style-name="P3">BuiltinScop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cm" svg:height="2cm" svg:x="11.4cm" svg:y="17.8cm">
          <text:p text:style-name="P3">MacroMap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3cm" svg:height="2cm" svg:x="17.3cm" svg:y="12.5cm">
          <text:p text:style-name="P3">GLSLExtens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2cm" svg:x="11.4cm" svg:y="12.9cm">
          <text:p text:style-name="P3">PPOutputSink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4cm" svg:y1="6.2cm" svg:x2="11.4cm" svg:y2="18.8cm" draw:start-shape="id1" draw:end-shape="id2" svg:d="M9400 6200h1000v12600h1000" svg:viewBox="0 0 2001 12601">
          <text:p/>
        </draw:connector>
        <draw:connector draw:style-name="gr5" draw:text-style-name="P4" draw:layer="layout" svg:x1="9.4cm" svg:y1="6.2cm" svg:x2="11.4cm" svg:y2="13.9cm" draw:start-shape="id1" draw:start-glue-point="1" draw:end-shape="id3" svg:d="M9400 6200h1000v7700h1000" svg:viewBox="0 0 2001 7701">
          <text:p/>
        </draw:connector>
        <draw:custom-shape draw:style-name="gr4" draw:text-style-name="P1" xml:id="id4" draw:id="id4" draw:layer="layout" svg:width="3cm" svg:height="2cm" svg:x="11.4cm" svg:y="2.7cm">
          <text:p text:style-name="P3">Resource[]</text:p>
          <text:p text:style-name="P3"><text:span text:style-name="T2">input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4cm" svg:y1="6.2cm" svg:x2="11.4cm" svg:y2="3.7cm" draw:start-shape="id1" draw:end-shape="id4" svg:d="M9400 6200h1000v-2500h1000" svg:viewBox="0 0 2001 2501">
          <text:p/>
        </draw:connector>
        <draw:custom-shape draw:style-name="gr4" draw:text-style-name="P1" xml:id="id5" draw:id="id5" draw:layer="layout" svg:width="3cm" svg:height="2cm" svg:x="1cm" svg:y="2.7cm">
          <text:p text:style-name="P3">Resource</text:p>
          <text:p text:style-name="P3">Mana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cm" svg:height="2cm" svg:x="1cm" svg:y="5.2cm">
          <text:p text:style-name="P3">Error</text:p>
          <text:p text:style-name="P3">Handl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cm" svg:y1="6.2cm" svg:x2="4cm" svg:y2="3.7cm" draw:start-shape="id1" draw:start-glue-point="3" draw:end-shape="id5" draw:end-glue-point="1" svg:d="M6400 6200h-1200v-2500h-1200" svg:viewBox="0 0 2401 2501">
          <text:p/>
        </draw:connector>
        <draw:connector draw:style-name="gr5" draw:text-style-name="P4" draw:layer="layout" svg:x1="6.4cm" svg:y1="6.2cm" svg:x2="4cm" svg:y2="6.2cm" draw:start-shape="id1" draw:end-shape="id6" draw:end-glue-point="1" svg:d="M6400 6200h-2400" svg:viewBox="0 0 2401 1">
          <text:p/>
        </draw:connector>
        <draw:custom-shape draw:style-name="gr4" draw:text-style-name="P1" xml:id="id7" draw:id="id7" draw:layer="layout" svg:width="3cm" svg:height="2cm" svg:x="11.4cm" svg:y="10.4cm">
          <text:p text:style-name="P3">GLSLVers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4cm" svg:y1="6.2cm" svg:x2="11.4cm" svg:y2="11.4cm" draw:start-shape="id1" draw:end-shape="id7" draw:end-glue-point="3" svg:d="M9400 6200h1000v5200h1000" svg:viewBox="0 0 2001 5201">
          <text:p/>
        </draw:connector>
        <draw:custom-shape draw:style-name="gr4" draw:text-style-name="P1" xml:id="id9" draw:id="id9" draw:layer="layout" svg:width="3cm" svg:height="2cm" svg:x="6.4cm" svg:y="2.2cm">
          <text:p text:style-name="P3">PPConfig</text:p>
          <text:p text:style-name="P3"><text:span text:style-name="T3">insertLineDirectives</text:span></text:p>
          <text:p text:style-name="P3"><text:span text:style-name="T3">enableInclude</text:span></text:p>
          <text:p text:style-name="P3"><text:span text:style-name="T4">forced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3cm" svg:height="2cm" svg:x="11.4cm" svg:y="15.3cm">
          <text:p text:style-name="P3"><text:span text:style-name="T5">AST</text:span></text:p>
          <text:p text:style-name="P3">extensionDirectives</text:p>
          <text:p text:style-name="P3">groupScopes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3cm" svg:height="2cm" svg:x="1cm" svg:y="7.7cm">
          <text:p text:style-name="P3">CompilerFeatures</text:p>
          <text:p text:style-name="P3"><text:span text:style-name="T1">supportedExtensions</text:span></text:p>
          <text:p text:style-name="P3"><text:span text:style-name="T1">supportedProfile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4cm" svg:y1="6.2cm" svg:x2="11.4cm" svg:y2="16.3cm" draw:start-shape="id1" draw:start-glue-point="1" draw:end-shape="id8" svg:d="M9400 6200h1000v10100h1000" svg:viewBox="0 0 2001 10101">
          <text:p/>
        </draw:connector>
        <draw:connector draw:style-name="gr5" draw:text-style-name="P4" draw:layer="layout" svg:x1="7.9cm" svg:y1="5.2cm" svg:x2="7.9cm" svg:y2="4.2cm" draw:start-shape="id1" draw:start-glue-point="0" draw:end-shape="id9" draw:end-glue-point="2" svg:d="M7900 5200v-1000" svg:viewBox="0 0 1 1001">
          <text:p/>
        </draw:connector>
        <draw:connector draw:style-name="gr5" draw:text-style-name="P4" draw:layer="layout" svg:x1="6.4cm" svg:y1="6.2cm" svg:x2="4cm" svg:y2="8.7cm" draw:start-shape="id1" draw:end-shape="id10" svg:d="M6400 6200h-1200v2500h-1200" svg:viewBox="0 0 2401 2501">
          <text:p/>
        </draw:connector>
        <draw:custom-shape draw:style-name="gr4" draw:text-style-name="P1" xml:id="id11" draw:id="id11" draw:layer="layout" svg:width="3cm" svg:height="2cm" svg:x="11.4cm" svg:y="5.2cm">
          <text:p text:style-name="P3">ShaderTyp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4cm" svg:y1="6.2cm" svg:x2="11.4cm" svg:y2="6.2cm" draw:start-shape="id1" draw:end-shape="id11" draw:end-glue-point="3" svg:d="M9400 6200h2000" svg:viewBox="0 0 2001 1">
          <text:p/>
        </draw:connector>
        <draw:connector draw:style-name="gr5" draw:text-style-name="P4" draw:layer="layout" svg:x1="9.4cm" svg:y1="6.2cm" svg:x2="11.4cm" svg:y2="9cm" draw:start-shape="id1" draw:end-shape="id12" svg:d="M9400 6200h1000v2800h1000" svg:viewBox="0 0 2001 2801">
          <text:p/>
        </draw:connector>
        <draw:connector draw:style-name="gr5" draw:text-style-name="P4" draw:layer="layout" svg:x1="14.4cm" svg:y1="9cm" svg:x2="17.3cm" svg:y2="5.4cm" draw:start-shape="id12" draw:end-shape="id13" svg:d="M14400 9000h1450v-3600h1450" svg:viewBox="0 0 2901 3601">
          <text:p/>
        </draw:connector>
        <draw:connector draw:style-name="gr5" draw:text-style-name="P4" draw:layer="layout" svg:x1="14.4cm" svg:y1="9cm" svg:x2="17.3cm" svg:y2="8.2cm" draw:start-shape="id12" draw:end-shape="id14" svg:d="M14400 9000h1450v-800h1450" svg:viewBox="0 0 2901 801">
          <text:p/>
        </draw:connector>
        <draw:connector draw:style-name="gr5" draw:text-style-name="P4" draw:layer="layout" svg:x1="14.4cm" svg:y1="9cm" svg:x2="17.3cm" svg:y2="13.5cm" draw:start-shape="id12" draw:end-shape="id15" draw:end-glue-point="3" svg:d="M14400 9000h1450v4500h1450" svg:viewBox="0 0 2901 4501">
          <text:p/>
        </draw:connector>
        <draw:connector draw:style-name="gr6" draw:text-style-name="P4" draw:layer="layout" svg:x1="14.4cm" svg:y1="9cm" svg:x2="14.4cm" svg:y2="11.4cm" draw:start-shape="id12" draw:end-shape="id7" svg:d="M14400 9000h501v2400h-501" svg:viewBox="0 0 502 2401">
          <text:p/>
        </draw:connector>
        <draw:connector draw:style-name="gr6" draw:text-style-name="P4" draw:layer="layout" svg:x1="14.4cm" svg:y1="9cm" svg:x2="14.4cm" svg:y2="6.2cm" draw:start-shape="id12" draw:end-shape="id11" draw:end-glue-point="1" svg:d="M14400 9000h501v-2800h-501" svg:viewBox="0 0 502 2801">
          <text:p/>
        </draw:connector>
        <draw:custom-shape draw:style-name="gr4" draw:text-style-name="P5" draw:layer="layout" svg:width="3cm" svg:height="2cm" svg:x="17.3cm" svg:y="9.8cm">
          <text:p text:style-name="P3"><text:span text:style-name="T2">BuiltinMacros</text:span><text:span text:style-name="T6">:</text:span></text:p>
          <text:p text:style-name="P3"><text:span text:style-name="T6">HashMap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301cm" svg:x1="12.9cm" svg:y1="10cm" svg:x2="2.5cm" svg:y2="9.7cm" draw:start-shape="id12" draw:end-shape="id10" draw:end-glue-point="2" svg:d="M12900 10000v200h-10400v-500" svg:viewBox="0 0 104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style:font-name="Cabin2" fo:font-family="Cabin" style:font-style-name="Regular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ommo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0:36:55.602574957</meta:creation-date>
    <meta:editing-duration>PT3H40M55S</meta:editing-duration>
    <meta:editing-cycles>2</meta:editing-cycles>
    <meta:generator>LibreOffice/5.1.6.2$Linux_X86_64 LibreOffice_project/10m0$Build-2</meta:generator>
    <dc:title>common</dc:title>
    <meta:initial-creator>Holger Machens</meta:initial-creator>
    <dc:date>2017-11-04T15:29:26.726786919</dc:date>
    <dc:creator>Holger Machens</dc:creator>
    <meta:document-statistic meta:object-count="39"/>
    <meta:template xlink:type="simple" xlink:actuate="onRequest" xlink:title="common" xlink:href="../../../../../../../.config/libreoffice/4/user/template/common.otg" meta:date="2017-11-04T10:36:55.075159325"/>
  </office:meta>
</office:document-meta>
</file>